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5.3071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9165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RJ Part 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Quantity</text:p>
          </table:table-cell>
          <table:table-cell table:style-name="ce5" office:value-type="string">
            <text:p>Vendor</text:p>
          </table:table-cell>
          <table:table-cell table:style-name="ce1" office:value-type="string">
            <text:p>Vendor PN</text:p>
          </table:table-cell>
          <table:table-cell table:number-columns-repeated="251"/>
        </table:table-row>
        <table:table-row table:style-name="ro1">
          <table:table-cell office:value-type="string">
            <text:p>E-001</text:p>
          </table:table-cell>
          <table:table-cell table:style-name="ce3" office:value-type="string">
            <text:p>Transistor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Digi-Key</text:p>
          </table:table-cell>
          <table:table-cell table:style-name="ce6" office:value-type="string">
            <text:p>TIP41AFS-ND</text:p>
          </table:table-cell>
          <table:table-cell table:number-columns-repeated="251"/>
        </table:table-row>
        <table:table-row table:style-name="ro1">
          <table:table-cell office:value-type="string">
            <text:p>E-002</text:p>
          </table:table-cell>
          <table:table-cell office:value-type="string">
            <text:p>Transistor</text:p>
          </table:table-cell>
          <table:table-cell office:value-type="float" office:value="25">
            <text:p>25</text:p>
          </table:table-cell>
          <table:table-cell office:value-type="string">
            <text:p>Digi-Key</text:p>
          </table:table-cell>
          <table:table-cell office:value-type="string">
            <text:p>TIP32AFS-ND</text:p>
          </table:table-cell>
          <table:table-cell table:number-columns-repeated="251"/>
        </table:table-row>
        <table:table-row table:style-name="ro1">
          <table:table-cell office:value-type="string">
            <text:p>E-003</text:p>
          </table:table-cell>
          <table:table-cell office:value-type="string">
            <text:p>LED, blue</text:p>
          </table:table-cell>
          <table:table-cell office:value-type="float" office:value="10">
            <text:p>10</text:p>
          </table:table-cell>
          <table:table-cell office:value-type="string">
            <text:p>Digi-Key</text:p>
          </table:table-cell>
          <table:table-cell office:value-type="string">
            <text:p>LNJ937W8CRACT-ND</text:p>
          </table:table-cell>
          <table:table-cell table:number-columns-repeated="251"/>
        </table:table-row>
        <table:table-row table:style-name="ro1">
          <table:table-cell office:value-type="string">
            <text:p>E-004</text:p>
          </table:table-cell>
          <table:table-cell office:value-type="string">
            <text:p>LED, red</text:p>
          </table:table-cell>
          <table:table-cell office:value-type="float" office:value="10">
            <text:p>10</text:p>
          </table:table-cell>
          <table:table-cell office:value-type="string">
            <text:p>Digi-Key</text:p>
          </table:table-cell>
          <table:table-cell office:value-type="string">
            <text:p>P11475CT-ND</text:p>
          </table:table-cell>
          <table:table-cell table:number-columns-repeated="251"/>
        </table:table-row>
        <table:table-row table:style-name="ro1">
          <table:table-cell office:value-type="string">
            <text:p>E-005</text:p>
          </table:table-cell>
          <table:table-cell office:value-type="string">
            <text:p>LED, green</text:p>
          </table:table-cell>
          <table:table-cell office:value-type="float" office:value="10">
            <text:p>10</text:p>
          </table:table-cell>
          <table:table-cell office:value-type="string">
            <text:p>Digi-Key</text:p>
          </table:table-cell>
          <table:table-cell office:value-type="string">
            <text:p>P13485CT-ND</text:p>
          </table:table-cell>
          <table:table-cell table:number-columns-repeated="251"/>
        </table:table-row>
        <table:table-row table:style-name="ro1">
          <table:table-cell office:value-type="string">
            <text:p>E-006</text:p>
          </table:table-cell>
          <table:table-cell office:value-type="string">
            <text:p>6mm TacSwitch</text:p>
          </table:table-cell>
          <table:table-cell office:value-type="float" office:value="5">
            <text:p>5</text:p>
          </table:table-cell>
          <table:table-cell office:value-type="string">
            <text:p>Digi-Key</text:p>
          </table:table-cell>
          <table:table-cell office:value-type="string">
            <text:p>450-1650-ND</text:p>
          </table:table-cell>
          <table:table-cell table:number-columns-repeated="251"/>
        </table:table-row>
        <table:table-row table:style-name="ro1">
          <table:table-cell office:value-type="string">
            <text:p>E-007</text:p>
          </table:table-cell>
          <table:table-cell office:value-type="string">
            <text:p>Zener Diode, 25V</text:p>
          </table:table-cell>
          <table:table-cell office:value-type="float" office:value="10">
            <text:p>10</text:p>
          </table:table-cell>
          <table:table-cell office:value-type="string">
            <text:p>Digi-Key</text:p>
          </table:table-cell>
          <table:table-cell office:value-type="string">
            <text:p>MMSZ5253BT1GOSDKR-ND</text:p>
          </table:table-cell>
          <table:table-cell table:number-columns-repeated="251"/>
        </table:table-row>
        <table:table-row table:style-name="ro1">
          <table:table-cell office:value-type="string">
            <text:p>E-008</text:p>
          </table:table-cell>
          <table:table-cell office:value-type="string">
            <text:p>5-pin connectors</text:p>
          </table:table-cell>
          <table:table-cell office:value-type="float" office:value="10">
            <text:p>10</text:p>
          </table:table-cell>
          <table:table-cell office:value-type="string">
            <text:p>Digi-Key</text:p>
          </table:table-cell>
          <table:table-cell office:value-type="string">
            <text:p>WM7186-ND</text:p>
          </table:table-cell>
          <table:table-cell table:number-columns-repeated="251"/>
        </table:table-row>
        <table:table-row table:style-name="ro1">
          <table:table-cell office:value-type="string">
            <text:p>E-009</text:p>
          </table:table-cell>
          <table:table-cell office:value-type="string">
            <text:p>5-Pin Ribbon Cable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office:value-type="string">
            <text:p>MC10G-10-ND</text:p>
          </table:table-cell>
          <table:table-cell table:number-columns-repeated="251"/>
        </table:table-row>
        <table:table-row table:style-name="ro1">
          <table:table-cell office:value-type="string">
            <text:p>E-010</text:p>
          </table:table-cell>
          <table:table-cell office:value-type="string">
            <text:p>2-Pin Connector (Male)</text:p>
          </table:table-cell>
          <table:table-cell office:value-type="float" office:value="3">
            <text:p>3</text:p>
          </table:table-cell>
          <table:table-cell office:value-type="string">
            <text:p>Digi-Key</text:p>
          </table:table-cell>
          <table:table-cell office:value-type="string">
            <text:p>455-2247-ND</text:p>
          </table:table-cell>
          <table:table-cell table:number-columns-repeated="251"/>
        </table:table-row>
        <table:table-row table:style-name="ro1">
          <table:table-cell office:value-type="string">
            <text:p>E-011</text:p>
          </table:table-cell>
          <table:table-cell office:value-type="string">
            <text:p>2-Pin Connector (Female Housing)</text:p>
          </table:table-cell>
          <table:table-cell office:value-type="float" office:value="3">
            <text:p>3</text:p>
          </table:table-cell>
          <table:table-cell office:value-type="string">
            <text:p>Digi-Key</text:p>
          </table:table-cell>
          <table:table-cell office:value-type="string">
            <text:p>455-2266-ND</text:p>
          </table:table-cell>
          <table:table-cell table:number-columns-repeated="251"/>
        </table:table-row>
        <table:table-row table:style-name="ro1">
          <table:table-cell office:value-type="string">
            <text:p>E-012</text:p>
          </table:table-cell>
          <table:table-cell office:value-type="string">
            <text:p>2-Pin Connector (Female Crimp)</text:p>
          </table:table-cell>
          <table:table-cell office:value-type="float" office:value="3">
            <text:p>3</text:p>
          </table:table-cell>
          <table:table-cell office:value-type="string">
            <text:p>Digi-Key</text:p>
          </table:table-cell>
          <table:table-cell office:value-type="string">
            <text:p>455-1135-1-ND</text:p>
          </table:table-cell>
          <table:table-cell table:number-columns-repeated="251"/>
        </table:table-row>
        <table:table-row table:style-name="ro1">
          <table:table-cell office:value-type="string">
            <text:p>E-013</text:p>
          </table:table-cell>
          <table:table-cell office:value-type="string">
            <text:p>2 Location Terminal Block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office:value-type="string">
            <text:p>ED2675-ND</text:p>
          </table:table-cell>
          <table:table-cell table:number-columns-repeated="251"/>
        </table:table-row>
        <table:table-row table:style-name="ro1">
          <table:table-cell office:value-type="string">
            <text:p>E-014</text:p>
          </table:table-cell>
          <table:table-cell office:value-type="string">
            <text:p>Circular conn, recept for male, 9pos, circular pins</text:p>
          </table:table-cell>
          <table:table-cell office:value-type="float" office:value="14">
            <text:p>14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15</text:p>
          </table:table-cell>
          <table:table-cell office:value-type="string">
            <text:p>Circular conn, recept for male, 8pos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16</text:p>
          </table:table-cell>
          <table:table-cell office:value-type="string">
            <text:p>Circular conn, recept for female, 8pos</text:p>
          </table:table-cell>
          <table:table-cell office:value-type="float" office:value="7">
            <text:p>7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17</text:p>
          </table:table-cell>
          <table:table-cell office:value-type="string">
            <text:p>CONN PLUG CPC 9POS STD SER 2</text:p>
          </table:table-cell>
          <table:table-cell office:value-type="float" office:value="16">
            <text:p>16</text:p>
          </table:table-cell>
          <table:table-cell office:value-type="string">
            <text:p>Digi-Key</text:p>
          </table:table-cell>
          <table:table-cell office:value-type="string">
            <text:p>A1374-ND</text:p>
          </table:table-cell>
          <table:table-cell table:number-columns-repeated="251"/>
        </table:table-row>
        <table:table-row table:style-name="ro1">
          <table:table-cell office:value-type="string">
            <text:p>E-018</text:p>
          </table:table-cell>
          <table:table-cell office:value-type="string">
            <text:p>CONN PLUG CPC 8POS REV SER 2</text:p>
          </table:table-cell>
          <table:table-cell office:value-type="float" office:value="5">
            <text:p>5</text:p>
          </table:table-cell>
          <table:table-cell office:value-type="string">
            <text:p>Digi-Key</text:p>
          </table:table-cell>
          <table:table-cell office:value-type="string">
            <text:p>A1371-ND</text:p>
          </table:table-cell>
          <table:table-cell table:number-columns-repeated="251"/>
        </table:table-row>
        <table:table-row table:style-name="ro1">
          <table:table-cell office:value-type="string">
            <text:p>E-019</text:p>
          </table:table-cell>
          <table:table-cell office:value-type="string">
            <text:p>CONN PLUG CPC 8POS STD SER 2 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office:value-type="string">
            <text:p>A1368-ND</text:p>
          </table:table-cell>
          <table:table-cell table:number-columns-repeated="251"/>
        </table:table-row>
        <table:table-row table:style-name="ro1">
          <table:table-cell office:value-type="string">
            <text:p>E-020</text:p>
          </table:table-cell>
          <table:table-cell office:value-type="string">
            <text:p>CONN PLUG CPC 9POS STD SER 1 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office:value-type="string">
            <text:p>A1302-ND</text:p>
          </table:table-cell>
          <table:table-cell table:number-columns-repeated="251"/>
        </table:table-row>
        <table:table-row table:style-name="ro1">
          <table:table-cell office:value-type="string">
            <text:p>E-021</text:p>
          </table:table-cell>
          <table:table-cell office:value-type="string">
            <text:p>CONN RECEPT CPC 9POS STD SER 1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office:value-type="string">
            <text:p>A1303-ND</text:p>
          </table:table-cell>
          <table:table-cell table:number-columns-repeated="251"/>
        </table:table-row>
        <table:table-row table:style-name="ro1">
          <table:table-cell office:value-type="string">
            <text:p>E-022</text:p>
          </table:table-cell>
          <table:table-cell office:value-type="string">
            <text:p>Circular conn. Cap small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23</text:p>
          </table:table-cell>
          <table:table-cell office:value-type="string">
            <text:p>Circular conn. Cap large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24</text:p>
          </table:table-cell>
          <table:table-cell office:value-type="string">
            <text:p>Circular conn. Plug for male, 3pos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25</text:p>
          </table:table-cell>
          <table:table-cell office:value-type="string">
            <text:p>Circular conn. Plug for female, 3pos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26</text:p>
          </table:table-cell>
          <table:table-cell office:value-type="string">
            <text:p>Circular conn. Recept for male, 28pos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27</text:p>
          </table:table-cell>
          <table:table-cell office:value-type="string">
            <text:p>Circular conn. Recept for male, 16pos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28</text:p>
          </table:table-cell>
          <table:table-cell office:value-type="string">
            <text:p>Circular conn. Wire protectors, small</text:p>
          </table:table-cell>
          <table:table-cell office:value-type="float" office:value="10">
            <text:p>10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29</text:p>
          </table:table-cell>
          <table:table-cell office:value-type="string">
            <text:p>FUSE 250V FAST 3AG 6A CART</text:p>
          </table:table-cell>
          <table:table-cell office:value-type="float" office:value="9">
            <text:p>9</text:p>
          </table:table-cell>
          <table:table-cell office:value-type="string">
            <text:p>Digi-Key</text:p>
          </table:table-cell>
          <table:table-cell office:value-type="string">
            <text:p>F2513-ND</text:p>
          </table:table-cell>
          <table:table-cell table:number-columns-repeated="251"/>
        </table:table-row>
        <table:table-row table:style-name="ro1">
          <table:table-cell office:value-type="string">
            <text:p>E-030</text:p>
          </table:table-cell>
          <table:table-cell office:value-type="string">
            <text:p>FUSE 250V FAST 3AG 5A CART</text:p>
          </table:table-cell>
          <table:table-cell office:value-type="float" office:value="13">
            <text:p>13</text:p>
          </table:table-cell>
          <table:table-cell office:value-type="string">
            <text:p>Digi-Key</text:p>
          </table:table-cell>
          <table:table-cell office:value-type="string">
            <text:p>F2512-ND</text:p>
          </table:table-cell>
          <table:table-cell table:number-columns-repeated="251"/>
        </table:table-row>
        <table:table-row table:style-name="ro1">
          <table:table-cell office:value-type="string">
            <text:p>E-031</text:p>
          </table:table-cell>
          <table:table-cell office:value-type="string">
            <text:p>FUSE 250V FAST 3AG 2A CART</text:p>
          </table:table-cell>
          <table:table-cell office:value-type="float" office:value="19">
            <text:p>19</text:p>
          </table:table-cell>
          <table:table-cell office:value-type="string">
            <text:p>Digi-Key</text:p>
          </table:table-cell>
          <table:table-cell office:value-type="string">
            <text:p>F2509-ND</text:p>
          </table:table-cell>
          <table:table-cell table:number-columns-repeated="251"/>
        </table:table-row>
        <table:table-row table:style-name="ro1">
          <table:table-cell office:value-type="string">
            <text:p>E-032</text:p>
          </table:table-cell>
          <table:table-cell office:value-type="string">
            <text:p>FUSE 250V FAST 3AG 1A CART</text:p>
          </table:table-cell>
          <table:table-cell office:value-type="float" office:value="4">
            <text:p>4</text:p>
          </table:table-cell>
          <table:table-cell office:value-type="string">
            <text:p>Digi-Key</text:p>
          </table:table-cell>
          <table:table-cell office:value-type="string">
            <text:p>F2508-ND</text:p>
          </table:table-cell>
          <table:table-cell table:number-columns-repeated="251"/>
        </table:table-row>
        <table:table-row table:style-name="ro1">
          <table:table-cell office:value-type="string">
            <text:p>E-033</text:p>
          </table:table-cell>
          <table:table-cell office:value-type="string">
            <text:p>BUSS tube fuse, 1A</text:p>
          </table:table-cell>
          <table:table-cell office:value-type="float" office:value="5">
            <text:p>5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34</text:p>
          </table:table-cell>
          <table:table-cell office:value-type="string">
            <text:p>BUSS tube fuse, 6/10A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35</text:p>
          </table:table-cell>
          <table:table-cell office:value-type="string">
            <text:p>Tube fuse, 5A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36</text:p>
          </table:table-cell>
          <table:table-cell office:value-type="string">
            <text:p>20 Amp Snap Action Breaker</text:p>
          </table:table-cell>
          <table:table-cell office:value-type="float" office:value="6">
            <text:p>6</text:p>
          </table:table-cell>
          <table:table-cell office:value-type="string">
            <text:p>Andymark</text:p>
          </table:table-cell>
          <table:table-cell office:value-type="string">
            <text:p>am-0289</text:p>
          </table:table-cell>
          <table:table-cell table:number-columns-repeated="251"/>
        </table:table-row>
        <table:table-row table:style-name="ro1">
          <table:table-cell office:value-type="string">
            <text:p>E-037</text:p>
          </table:table-cell>
          <table:table-cell office:value-type="string">
            <text:p>30 Amp Snap Action Breaker</text:p>
          </table:table-cell>
          <table:table-cell office:value-type="float" office:value="2">
            <text:p>2</text:p>
          </table:table-cell>
          <table:table-cell office:value-type="string">
            <text:p>Andymark</text:p>
          </table:table-cell>
          <table:table-cell office:value-type="string">
            <text:p>am-0290</text:p>
          </table:table-cell>
          <table:table-cell table:number-columns-repeated="251"/>
        </table:table-row>
        <table:table-row table:style-name="ro1">
          <table:table-cell office:value-type="string">
            <text:p>E-038</text:p>
          </table:table-cell>
          <table:table-cell office:value-type="string">
            <text:p>FUSE BLADE 10A 32V ATO FAST-ACT </text:p>
          </table:table-cell>
          <table:table-cell office:value-type="float" office:value="17">
            <text:p>17</text:p>
          </table:table-cell>
          <table:table-cell office:value-type="string">
            <text:p>Digi-Key</text:p>
          </table:table-cell>
          <table:table-cell office:value-type="string">
            <text:p>F4199-ND</text:p>
          </table:table-cell>
          <table:table-cell table:number-columns-repeated="251"/>
        </table:table-row>
        <table:table-row table:style-name="ro1">
          <table:table-cell office:value-type="string">
            <text:p>E-039</text:p>
          </table:table-cell>
          <table:table-cell office:value-type="string">
            <text:p>FUSE BLADE 30A 32V ATO FAST-ACT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office:value-type="string">
            <text:p>F4202-ND</text:p>
          </table:table-cell>
          <table:table-cell table:number-columns-repeated="251"/>
        </table:table-row>
        <table:table-row table:style-name="ro1">
          <table:table-cell office:value-type="string">
            <text:p>E-040</text:p>
          </table:table-cell>
          <table:table-cell office:value-type="string">
            <text:p>FUSE BLADE 4A 32V ATO FAST-ACT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E-041</text:p>
          </table:table-cell>
          <table:table-cell office:value-type="string">
            <text:p>FUSE BLADE 3A 32V ATO FAST-ACT</text:p>
          </table:table-cell>
          <table:table-cell office:value-type="float" office:value="18">
            <text:p>18</text:p>
          </table:table-cell>
          <table:table-cell office:value-type="string">
            <text:p>Digi-Key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E-042</text:p>
          </table:table-cell>
          <table:table-cell office:value-type="string">
            <text:p>FUSE BLADE 7.5A 32V ATO FAST-ACT</text:p>
          </table:table-cell>
          <table:table-cell office:value-type="float" office:value="2">
            <text:p>2</text:p>
          </table:table-cell>
          <table:table-cell office:value-type="string">
            <text:p>Digi-Key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E-043</text:p>
          </table:table-cell>
          <table:table-cell office:value-type="string">
            <text:p>FUSE BLADE 5A 32V ATO FAST-ACT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E-044</text:p>
          </table:table-cell>
          <table:table-cell office:value-type="string">
            <text:p>FUSE BLADE 40A 32V ATO FAST-ACT</text:p>
          </table:table-cell>
          <table:table-cell office:value-type="float" office:value="8">
            <text:p>8</text:p>
          </table:table-cell>
          <table:table-cell office:value-type="string">
            <text:p>Digi-Key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E-045</text:p>
          </table:table-cell>
          <table:table-cell office:value-type="string">
            <text:p>FUSE BLADE 2A 32V ATO FAST-ACT</text:p>
          </table:table-cell>
          <table:table-cell office:value-type="float" office:value="15">
            <text:p>15</text:p>
          </table:table-cell>
          <table:table-cell office:value-type="string">
            <text:p>Digi-Key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E-046</text:p>
          </table:table-cell>
          <table:table-cell office:value-type="string">
            <text:p>FUSE BLADE 1A 32V ATO FAST-ACT</text:p>
          </table:table-cell>
          <table:table-cell office:value-type="float" office:value="13">
            <text:p>13</text:p>
          </table:table-cell>
          <table:table-cell office:value-type="string">
            <text:p>Digi-Key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E-047</text:p>
          </table:table-cell>
          <table:table-cell office:value-type="string">
            <text:p>Rocker Switch, SPST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48</text:p>
          </table:table-cell>
          <table:table-cell office:value-type="string">
            <text:p>USB HUB power cable w/ small barrel connector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49</text:p>
          </table:table-cell>
          <table:table-cell office:value-type="string">
            <text:p>DB9 Female</text:p>
          </table:table-cell>
          <table:table-cell office:value-type="float" office:value="8">
            <text:p>8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50</text:p>
          </table:table-cell>
          <table:table-cell office:value-type="string">
            <text:p>PHOTODIODE BLUE SENS</text:p>
          </table:table-cell>
          <table:table-cell office:value-type="float" office:value="15">
            <text:p>15</text:p>
          </table:table-cell>
          <table:table-cell office:value-type="string">
            <text:p>Digi-Key</text:p>
          </table:table-cell>
          <table:table-cell office:value-type="string">
            <text:p>425-1003-5-ND</text:p>
          </table:table-cell>
          <table:table-cell table:number-columns-repeated="251"/>
        </table:table-row>
        <table:table-row table:style-name="ro1">
          <table:table-cell office:value-type="string">
            <text:p>E-051</text:p>
          </table:table-cell>
          <table:table-cell office:value-type="string">
            <text:p>FUSE BLADE 120A</text:p>
          </table:table-cell>
          <table:table-cell office:value-type="float" office:value="10">
            <text:p>10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52</text:p>
          </table:table-cell>
          <table:table-cell office:value-type="string">
            <text:p>Laptop Power Barrel Conn.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53</text:p>
          </table:table-cell>
          <table:table-cell office:value-type="string">
            <text:p>Fuse holder w/ lead wire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54</text:p>
          </table:table-cell>
          <table:table-cell office:value-type="string">
            <text:p>CONN HOOD USB A-MALE</text:p>
          </table:table-cell>
          <table:table-cell office:value-type="float" office:value="6">
            <text:p>6</text:p>
          </table:table-cell>
          <table:table-cell office:value-type="string">
            <text:p>Digi-Key</text:p>
          </table:table-cell>
          <table:table-cell office:value-type="string">
            <text:p>AE10090-ND</text:p>
          </table:table-cell>
          <table:table-cell table:number-columns-repeated="251"/>
        </table:table-row>
        <table:table-row table:style-name="ro1">
          <table:table-cell office:value-type="string">
            <text:p>E-055</text:p>
          </table:table-cell>
          <table:table-cell office:value-type="string">
            <text:p>CONN HOOD USB B-MALE</text:p>
          </table:table-cell>
          <table:table-cell office:value-type="float" office:value="3">
            <text:p>3</text:p>
          </table:table-cell>
          <table:table-cell office:value-type="string">
            <text:p>Digi-Key</text:p>
          </table:table-cell>
          <table:table-cell office:value-type="string">
            <text:p>AE1441-ND</text:p>
          </table:table-cell>
          <table:table-cell table:number-columns-repeated="251"/>
        </table:table-row>
        <table:table-row table:style-name="ro1">
          <table:table-cell office:value-type="string">
            <text:p>E-056</text:p>
          </table:table-cell>
          <table:table-cell office:value-type="string">
            <text:p>CONN PLUG USB A-MALE SOLDER</text:p>
          </table:table-cell>
          <table:table-cell office:value-type="float" office:value="4">
            <text:p>4</text:p>
          </table:table-cell>
          <table:table-cell office:value-type="string">
            <text:p>Digi-Key</text:p>
          </table:table-cell>
          <table:table-cell office:value-type="string">
            <text:p>AE10637-ND</text:p>
          </table:table-cell>
          <table:table-cell table:number-columns-repeated="251"/>
        </table:table-row>
        <table:table-row table:style-name="ro1">
          <table:table-cell office:value-type="string">
            <text:p>E-057</text:p>
          </table:table-cell>
          <table:table-cell office:value-type="string">
            <text:p>CONN PLUG USB B-MALE SOLDER</text:p>
          </table:table-cell>
          <table:table-cell office:value-type="float" office:value="3">
            <text:p>3</text:p>
          </table:table-cell>
          <table:table-cell office:value-type="string">
            <text:p>Digi-Key</text:p>
          </table:table-cell>
          <table:table-cell office:value-type="string">
            <text:p>AE10638-ND</text:p>
          </table:table-cell>
          <table:table-cell table:number-columns-repeated="251"/>
        </table:table-row>
        <table:table-row table:style-name="ro1">
          <table:table-cell office:value-type="string">
            <text:p>E-058</text:p>
          </table:table-cell>
          <table:table-cell office:value-type="string">
            <text:p>CONN POWER JACK 2.1MM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office:value-type="string">
            <text:p>CP-002A-ND</text:p>
          </table:table-cell>
          <table:table-cell table:number-columns-repeated="251"/>
        </table:table-row>
        <table:table-row table:style-name="ro1">
          <table:table-cell office:value-type="string">
            <text:p>E-059</text:p>
          </table:table-cell>
          <table:table-cell office:value-type="string">
            <text:p>CONN PIN 12-16AWG TIN CRIMP</text:p>
          </table:table-cell>
          <table:table-cell office:value-type="float" office:value="10">
            <text:p>10</text:p>
          </table:table-cell>
          <table:table-cell office:value-type="string">
            <text:p>Digi-Key</text:p>
          </table:table-cell>
          <table:table-cell office:value-type="string">
            <text:p>A31994-ND</text:p>
          </table:table-cell>
          <table:table-cell table:number-columns-repeated="251"/>
        </table:table-row>
        <table:table-row table:style-name="ro1">
          <table:table-cell office:value-type="string">
            <text:p>E-060</text:p>
          </table:table-cell>
          <table:table-cell office:value-type="string">
            <text:p>Powerpole (PP45) Red/Black Connectors</text:p>
          </table:table-cell>
          <table:table-cell office:value-type="float" office:value="17">
            <text:p>17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61</text:p>
          </table:table-cell>
          <table:table-cell office:value-type="string">
            <text:p>CAP 0015uF 630V POLYPROPYLENE</text:p>
          </table:table-cell>
          <table:table-cell office:value-type="float" office:value="6">
            <text:p>6</text:p>
          </table:table-cell>
          <table:table-cell office:value-type="string">
            <text:p>Digi-Key</text:p>
          </table:table-cell>
          <table:table-cell office:value-type="string">
            <text:p>ECQ-P6152JU</text:p>
          </table:table-cell>
          <table:table-cell table:number-columns-repeated="251"/>
        </table:table-row>
        <table:table-row table:style-name="ro1">
          <table:table-cell office:value-type="string">
            <text:p>E-062</text:p>
          </table:table-cell>
          <table:table-cell office:value-type="string">
            <text:p>CONN SOCKET 10 POS IDC W/STR REL</text:p>
          </table:table-cell>
          <table:table-cell office:value-type="float" office:value="12">
            <text:p>12</text:p>
          </table:table-cell>
          <table:table-cell office:value-type="string">
            <text:p>Digi-Key</text:p>
          </table:table-cell>
          <table:table-cell office:value-type="string">
            <text:p>3M11964-ND</text:p>
          </table:table-cell>
          <table:table-cell table:number-columns-repeated="251"/>
        </table:table-row>
        <table:table-row table:style-name="ro1">
          <table:table-cell office:value-type="string">
            <text:p>E-063</text:p>
          </table:table-cell>
          <table:table-cell office:value-type="string">
            <text:p>VINYL HOLE GROMMET 11/16" IC</text:p>
          </table:table-cell>
          <table:table-cell office:value-type="float" office:value="9">
            <text:p>9</text:p>
          </table:table-cell>
          <table:table-cell office:value-type="string">
            <text:p>Digi-Key</text:p>
          </table:table-cell>
          <table:table-cell office:value-type="string">
            <text:p>RP457-ND</text:p>
          </table:table-cell>
          <table:table-cell table:number-columns-repeated="251"/>
        </table:table-row>
        <table:table-row table:style-name="ro1">
          <table:table-cell office:value-type="string">
            <text:p>E-064</text:p>
          </table:table-cell>
          <table:table-cell office:value-type="string">
            <text:p>4.20MM FEMALE CRP TER 18-24</text:p>
          </table:table-cell>
          <table:table-cell office:value-type="float" office:value="100">
            <text:p>100</text:p>
          </table:table-cell>
          <table:table-cell office:value-type="string">
            <text:p>Molex</text:p>
          </table:table-cell>
          <table:table-cell office:value-type="string">
            <text:p>39-00-0039</text:p>
          </table:table-cell>
          <table:table-cell table:number-columns-repeated="251"/>
        </table:table-row>
        <table:table-row table:style-name="ro1">
          <table:table-cell office:value-type="string">
            <text:p>E-065</text:p>
          </table:table-cell>
          <table:table-cell office:value-type="string">
            <text:p>CONN TERM MALE 18-22AWG TIN</text:p>
          </table:table-cell>
          <table:table-cell office:value-type="float" office:value="50">
            <text:p>50</text:p>
          </table:table-cell>
          <table:table-cell office:value-type="string">
            <text:p>Digi-Key</text:p>
          </table:table-cell>
          <table:table-cell office:value-type="string">
            <text:p>WM17429-ND</text:p>
          </table:table-cell>
          <table:table-cell table:number-columns-repeated="251"/>
        </table:table-row>
        <table:table-row table:style-name="ro1">
          <table:table-cell office:value-type="string">
            <text:p>E-066</text:p>
          </table:table-cell>
          <table:table-cell office:value-type="string">
            <text:p>Aluminum Oval Compression Sleeve for 1/17" Rope Diameter, 3/8" Sleeve Length</text:p>
          </table:table-cell>
          <table:table-cell office:value-type="float" office:value="13">
            <text:p>13</text:p>
          </table:table-cell>
          <table:table-cell office:value-type="string">
            <text:p>McMaster-Carr</text:p>
          </table:table-cell>
          <table:table-cell office:value-type="string">
            <text:p>3896T31</text:p>
          </table:table-cell>
          <table:table-cell table:number-columns-repeated="251"/>
        </table:table-row>
        <table:table-row table:style-name="ro1">
          <table:table-cell office:value-type="string">
            <text:p>E-067</text:p>
          </table:table-cell>
          <table:table-cell office:value-type="string">
            <text:p>CONN HEADER VERT 3POS .100 TIN</text:p>
          </table:table-cell>
          <table:table-cell office:value-type="float" office:value="6">
            <text:p>6</text:p>
          </table:table-cell>
          <table:table-cell office:value-type="string">
            <text:p>Digi-Key</text:p>
          </table:table-cell>
          <table:table-cell office:value-type="string">
            <text:p>A19470-ND</text:p>
          </table:table-cell>
          <table:table-cell table:number-columns-repeated="251"/>
        </table:table-row>
        <table:table-row table:style-name="ro1">
          <table:table-cell office:value-type="string">
            <text:p>E-068</text:p>
          </table:table-cell>
          <table:table-cell office:value-type="string">
            <text:p>CONN HEADER VERT 2POS .100 TIN</text:p>
          </table:table-cell>
          <table:table-cell office:value-type="float" office:value="2">
            <text:p>2</text:p>
          </table:table-cell>
          <table:table-cell office:value-type="string">
            <text:p>Digi-Key</text:p>
          </table:table-cell>
          <table:table-cell office:value-type="string">
            <text:p>A1921-ND</text:p>
          </table:table-cell>
          <table:table-cell table:number-columns-repeated="251"/>
        </table:table-row>
        <table:table-row table:style-name="ro1">
          <table:table-cell office:value-type="string">
            <text:p>E-069</text:p>
          </table:table-cell>
          <table:table-cell office:value-type="string">
            <text:p>CONN RECEPT 3 POS CST-100</text:p>
          </table:table-cell>
          <table:table-cell office:value-type="float" office:value="17">
            <text:p>17</text:p>
          </table:table-cell>
          <table:table-cell office:value-type="string">
            <text:p>Digi-Key</text:p>
          </table:table-cell>
          <table:table-cell office:value-type="string">
            <text:p>A19491-ND</text:p>
          </table:table-cell>
          <table:table-cell table:number-columns-repeated="251"/>
        </table:table-row>
        <table:table-row table:style-name="ro1">
          <table:table-cell office:value-type="string">
            <text:p>E-070</text:p>
          </table:table-cell>
          <table:table-cell office:value-type="string">
            <text:p>CONN RECEPT 2 POS CST-100</text:p>
          </table:table-cell>
          <table:table-cell office:value-type="float" office:value="16">
            <text:p>16</text:p>
          </table:table-cell>
          <table:table-cell office:value-type="string">
            <text:p>Digi-Key</text:p>
          </table:table-cell>
          <table:table-cell office:value-type="string">
            <text:p>A19490-ND</text:p>
          </table:table-cell>
          <table:table-cell table:number-columns-repeated="251"/>
        </table:table-row>
        <table:table-row table:style-name="ro1">
          <table:table-cell office:value-type="string">
            <text:p>E-071</text:p>
          </table:table-cell>
          <table:table-cell office:value-type="string">
            <text:p>CONN RECEPT 4 POS CST-100</text:p>
          </table:table-cell>
          <table:table-cell office:value-type="float" office:value="5">
            <text:p>5</text:p>
          </table:table-cell>
          <table:table-cell office:value-type="string">
            <text:p>Digi-Key</text:p>
          </table:table-cell>
          <table:table-cell office:value-type="string">
            <text:p>A19492-ND</text:p>
          </table:table-cell>
          <table:table-cell table:number-columns-repeated="251"/>
        </table:table-row>
        <table:table-row table:style-name="ro1">
          <table:table-cell office:value-type="string">
            <text:p>E-072</text:p>
          </table:table-cell>
          <table:table-cell office:value-type="string">
            <text:p>CONN RECEPT 5 POS CST-100</text:p>
          </table:table-cell>
          <table:table-cell office:value-type="float" office:value="7">
            <text:p>7</text:p>
          </table:table-cell>
          <table:table-cell office:value-type="string">
            <text:p>Digi-Key</text:p>
          </table:table-cell>
          <table:table-cell office:value-type="string">
            <text:p>A19493-ND</text:p>
          </table:table-cell>
          <table:table-cell table:number-columns-repeated="251"/>
        </table:table-row>
        <table:table-row table:style-name="ro1">
          <table:table-cell office:value-type="string">
            <text:p>E-073</text:p>
          </table:table-cell>
          <table:table-cell office:value-type="string">
            <text:p>CONN RECEPT 6 POS CST-100</text:p>
          </table:table-cell>
          <table:table-cell office:value-type="float" office:value="3">
            <text:p>3</text:p>
          </table:table-cell>
          <table:table-cell office:value-type="string">
            <text:p>Digi-Key</text:p>
          </table:table-cell>
          <table:table-cell office:value-type="string">
            <text:p>A19494-ND</text:p>
          </table:table-cell>
          <table:table-cell table:number-columns-repeated="251"/>
        </table:table-row>
        <table:table-row table:style-name="ro1">
          <table:table-cell office:value-type="string">
            <text:p>E-074</text:p>
          </table:table-cell>
          <table:table-cell office:value-type="string">
            <text:p>CONN RECEPT 7 POS CST-100</text:p>
          </table:table-cell>
          <table:table-cell office:value-type="float" office:value="8">
            <text:p>8</text:p>
          </table:table-cell>
          <table:table-cell office:value-type="string">
            <text:p>Digi-Key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E-075</text:p>
          </table:table-cell>
          <table:table-cell office:value-type="string">
            <text:p>CONN RECEPT 9 POS CST-100</text:p>
          </table:table-cell>
          <table:table-cell office:value-type="float" office:value="10">
            <text:p>10</text:p>
          </table:table-cell>
          <table:table-cell office:value-type="string">
            <text:p>Digi-Key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E-076</text:p>
          </table:table-cell>
          <table:table-cell office:value-type="string">
            <text:p>CONN RECEPT 3POS W/RFMP SL156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office:value-type="string">
            <text:p>A24112-ND</text:p>
          </table:table-cell>
          <table:table-cell table:number-columns-repeated="251"/>
        </table:table-row>
        <table:table-row table:style-name="ro1">
          <table:table-cell office:value-type="string">
            <text:p>E-077</text:p>
          </table:table-cell>
          <table:table-cell office:value-type="string">
            <text:p>CONN RECEPT 2POS W/RFMP SL156</text:p>
          </table:table-cell>
          <table:table-cell office:value-type="float" office:value="1">
            <text:p>1</text:p>
          </table:table-cell>
          <table:table-cell office:value-type="string">
            <text:p>Digi-Key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E-078</text:p>
          </table:table-cell>
          <table:table-cell office:value-type="string">
            <text:p>CONN RCPT HSNG 3POS CST-100 II</text:p>
          </table:table-cell>
          <table:table-cell office:value-type="float" office:value="10">
            <text:p>10</text:p>
          </table:table-cell>
          <table:table-cell office:value-type="string">
            <text:p>Digi-Key</text:p>
          </table:table-cell>
          <table:table-cell office:value-type="string">
            <text:p>A99614-ND</text:p>
          </table:table-cell>
          <table:table-cell table:number-columns-repeated="251"/>
        </table:table-row>
        <table:table-row table:style-name="ro1">
          <table:table-cell office:value-type="string">
            <text:p>E-079</text:p>
          </table:table-cell>
          <table:table-cell office:value-type="string">
            <text:p>Charger Power Connector (Male Contacts, Female Housing)</text:p>
          </table:table-cell>
          <table:table-cell office:value-type="float" office:value="6">
            <text:p>6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80</text:p>
          </table:table-cell>
          <table:table-cell office:value-type="string">
            <text:p>CONN SOCKET 10POS 2MM DUAL CRIMP</text:p>
          </table:table-cell>
          <table:table-cell office:value-type="float" office:value="5">
            <text:p>5</text:p>
          </table:table-cell>
          <table:table-cell office:value-type="string">
            <text:p>Digi-Key</text:p>
          </table:table-cell>
          <table:table-cell office:value-type="string">
            <text:p>H2023-ND</text:p>
          </table:table-cell>
          <table:table-cell table:number-columns-repeated="251"/>
        </table:table-row>
        <table:table-row table:style-name="ro1">
          <table:table-cell office:value-type="string">
            <text:p>E-081</text:p>
          </table:table-cell>
          <table:table-cell office:value-type="string">
            <text:p>SHROUDED HEADER 10 POS STRAIGHT</text:p>
          </table:table-cell>
          <table:table-cell office:value-type="float" office:value="3">
            <text:p>3</text:p>
          </table:table-cell>
          <table:table-cell office:value-type="string">
            <text:p>Digi-Key</text:p>
          </table:table-cell>
          <table:table-cell office:value-type="string">
            <text:p>MHB10K-ND</text:p>
          </table:table-cell>
          <table:table-cell table:number-columns-repeated="251"/>
        </table:table-row>
        <table:table-row table:style-name="ro1">
          <table:table-cell office:value-type="string">
            <text:p>E-082</text:p>
          </table:table-cell>
          <table:table-cell office:value-type="string">
            <text:p>CONN HOUSING 4POS .100 W/LATCH</text:p>
          </table:table-cell>
          <table:table-cell office:value-type="float" office:value="4">
            <text:p>4</text:p>
          </table:table-cell>
          <table:table-cell office:value-type="string">
            <text:p>Digi-Key</text:p>
          </table:table-cell>
          <table:table-cell office:value-type="string">
            <text:p>WM2902-ND</text:p>
          </table:table-cell>
          <table:table-cell table:number-columns-repeated="251"/>
        </table:table-row>
        <table:table-row table:style-name="ro1">
          <table:table-cell office:value-type="string">
            <text:p>E-083</text:p>
          </table:table-cell>
          <table:table-cell office:value-type="string">
            <text:p>CONN TERM CRIMP CST-100 TIN</text:p>
          </table:table-cell>
          <table:table-cell office:value-type="float" office:value="50">
            <text:p>50</text:p>
          </table:table-cell>
          <table:table-cell office:value-type="string">
            <text:p>Digi-Key</text:p>
          </table:table-cell>
          <table:table-cell office:value-type="string">
            <text:p>A19520-ND</text:p>
          </table:table-cell>
          <table:table-cell table:number-columns-repeated="251"/>
        </table:table-row>
        <table:table-row table:style-name="ro1">
          <table:table-cell office:value-type="string">
            <text:p>E-084</text:p>
          </table:table-cell>
          <table:table-cell office:value-type="string">
            <text:p>CONN HOUSING 2POS .100 W/LATCH</text:p>
          </table:table-cell>
          <table:table-cell office:value-type="float" office:value="30">
            <text:p>30</text:p>
          </table:table-cell>
          <table:table-cell office:value-type="string">
            <text:p>Digi-Key</text:p>
          </table:table-cell>
          <table:table-cell office:value-type="string">
            <text:p>WM2900-ND</text:p>
          </table:table-cell>
          <table:table-cell table:number-columns-repeated="251"/>
        </table:table-row>
        <table:table-row table:style-name="ro1">
          <table:table-cell office:value-type="string">
            <text:p>E-085</text:p>
          </table:table-cell>
          <table:table-cell office:value-type="string">
            <text:p>Curly Lock,Adh Mnt,Nat,.40-.50 in Hld</text:p>
          </table:table-cell>
          <table:table-cell office:value-type="float" office:value="2">
            <text:p>2</text:p>
          </table:table-cell>
          <table:table-cell office:value-type="string">
            <text:p>Richco</text:p>
          </table:table-cell>
          <table:table-cell office:value-type="string">
            <text:p>KLB-450A-RT</text:p>
          </table:table-cell>
          <table:table-cell table:number-columns-repeated="251"/>
        </table:table-row>
        <table:table-row table:style-name="ro1">
          <table:table-cell office:value-type="string">
            <text:p>E-086</text:p>
          </table:table-cell>
          <table:table-cell office:value-type="string">
            <text:p>Cable Tie Mounting Base</text:p>
          </table:table-cell>
          <table:table-cell office:value-type="float" office:value="5">
            <text:p>5</text:p>
          </table:table-cell>
          <table:table-cell office:value-type="string">
            <text:p>Gardner Bender</text:p>
          </table:table-cell>
          <table:table-cell office:value-type="string">
            <text:p>45-MBUVB</text:p>
          </table:table-cell>
          <table:table-cell table:number-columns-repeated="251"/>
        </table:table-row>
        <table:table-row table:style-name="ro1">
          <table:table-cell office:value-type="string">
            <text:p>E-087</text:p>
          </table:table-cell>
          <table:table-cell office:value-type="string">
            <text:p>BUSS tube fuse 500mA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88</text:p>
          </table:table-cell>
          <table:table-cell office:value-type="string">
            <text:p>AA Batteries</text:p>
          </table:table-cell>
          <table:table-cell office:value-type="float" office:value="12">
            <text:p>12</text:p>
          </table:table-cell>
          <table:table-cell table:style-name="Default" table:number-columns-repeated="2"/>
          <table:table-cell table:number-columns-repeated="251"/>
        </table:table-row>
        <table:table-row table:style-name="ro1">
          <table:table-cell office:value-type="string">
            <text:p>E-089</text:p>
          </table:table-cell>
          <table:table-cell office:value-type="string">
            <text:p>ANDY MARK battery connectors</text:p>
          </table:table-cell>
          <table:table-cell office:value-type="float" office:value="11">
            <text:p>11</text:p>
          </table:table-cell>
          <table:table-cell office:value-type="string">
            <text:p>Andy Mark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string">
            <text:p>E-090</text:p>
          </table:table-cell>
          <table:table-cell office:value-type="string">
            <text:p>TERM FEMALE 22-18AWG GOLD </text:p>
          </table:table-cell>
          <table:table-cell office:value-type="float" office:value="50">
            <text:p>50</text:p>
          </table:table-cell>
          <table:table-cell office:value-type="string">
            <text:p>Digi-Key</text:p>
          </table:table-cell>
          <table:table-cell office:value-type="string">
            <text:p>WM2979TR-ND<text:tab/></text:p>
          </table:table-cell>
          <table:table-cell table:number-columns-repeated="251"/>
        </table:table-row>
        <table:table-row table:style-name="ro1">
          <table:table-cell office:value-type="string">
            <text:p>E-091</text:p>
          </table:table-cell>
          <table:table-cell table:style-name="Default" table:number-columns-repeated="4"/>
          <table:table-cell table:number-columns-repeated="251"/>
        </table:table-row>
        <table:table-row table:style-name="ro1">
          <table:table-cell office:value-type="string">
            <text:p>E-092</text:p>
          </table:table-cell>
          <table:table-cell table:style-name="Default" table:number-columns-repeated="4"/>
          <table:table-cell table:number-columns-repeated="251"/>
        </table:table-row>
        <table:table-row table:style-name="ro1">
          <table:table-cell office:value-type="string">
            <text:p>E-093</text:p>
          </table:table-cell>
          <table:table-cell table:style-name="Default" table:number-columns-repeated="4"/>
          <table:table-cell table:number-columns-repeated="251"/>
        </table:table-row>
        <table:table-row table:style-name="ro1">
          <table:table-cell office:value-type="string">
            <text:p>E-094</text:p>
          </table:table-cell>
          <table:table-cell table:style-name="Default" table:number-columns-repeated="4"/>
          <table:table-cell table:number-columns-repeated="251"/>
        </table:table-row>
        <table:table-row table:style-name="ro1">
          <table:table-cell office:value-type="string">
            <text:p>E-095</text:p>
          </table:table-cell>
          <table:table-cell table:style-name="Default" table:number-columns-repeated="4"/>
          <table:table-cell table:number-columns-repeated="251"/>
        </table:table-row>
        <table:table-row table:style-name="ro1">
          <table:table-cell office:value-type="string">
            <text:p>E-096</text:p>
          </table:table-cell>
          <table:table-cell table:style-name="Default" table:number-columns-repeated="4"/>
          <table:table-cell table:number-columns-repeated="251"/>
        </table:table-row>
        <table:table-row table:style-name="ro1">
          <table:table-cell office:value-type="string">
            <text:p>E-097</text:p>
          </table:table-cell>
          <table:table-cell table:style-name="Default" table:number-columns-repeated="4"/>
          <table:table-cell table:number-columns-repeated="251"/>
        </table:table-row>
        <table:table-row table:style-name="ro1">
          <table:table-cell office:value-type="string">
            <text:p>E-098</text:p>
          </table:table-cell>
          <table:table-cell table:style-name="Default" table:number-columns-repeated="4"/>
          <table:table-cell table:number-columns-repeated="251"/>
        </table:table-row>
        <table:table-row table:style-name="ro1">
          <table:table-cell office:value-type="string">
            <text:p>E-099</text:p>
          </table:table-cell>
          <table:table-cell table:style-name="Default" table:number-columns-repeated="4"/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5T18:32:54</dc:date>
    <dc:creator>Matthew Barulic</dc:creator>
    <meta:editing-duration>P0D</meta:editing-duration>
    <meta:editing-cycles>1</meta:editing-cycles>
    <meta:document-statistic meta:table-count="1" meta:cell-count="407" meta:object-count="0"/>
    <meta:generator>LibreOffice/3.5$Linux_X86_64 LibreOffice_project/350m1$Build-2</meta:generator>
  </office:meta>
</office:document-meta>
</file>